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rsid="00239ecf" officeooo:paragraph-rsid="00239ecf"/>
    </style:style>
    <style:style style:name="P4" style:family="paragraph" style:parent-style-name="Body_20_Text_20_Cont">
      <style:text-properties officeooo:rsid="00254df1" officeooo:paragraph-rsid="00254df1"/>
    </style:style>
    <style:style style:name="P5" style:family="paragraph" style:parent-style-name="Body_20_Text_20_Cont">
      <style:text-properties officeooo:paragraph-rsid="00254df1"/>
    </style:style>
    <style:style style:name="P6" style:family="paragraph" style:parent-style-name="Body_20_Text_20_Cont">
      <style:text-properties officeooo:rsid="00270993" officeooo:paragraph-rsid="00270993"/>
    </style:style>
    <style:style style:name="P7" style:family="paragraph" style:parent-style-name="Body_20_Text_20_Cont">
      <style:text-properties officeooo:paragraph-rsid="00270993"/>
    </style:style>
    <style:style style:name="P8" style:family="paragraph" style:parent-style-name="Body_20_Text_20_Cont">
      <style:text-properties officeooo:rsid="00284256" officeooo:paragraph-rsid="00284256"/>
    </style:style>
    <style:style style:name="P9" style:family="paragraph" style:parent-style-name="Body_20_Text_20_Cont">
      <style:text-properties officeooo:paragraph-rsid="00284256"/>
    </style:style>
    <style:style style:name="P10" style:family="paragraph" style:parent-style-name="Body_20_Text_20_Cont">
      <style:text-properties fo:font-weight="normal" officeooo:rsid="0029779b" officeooo:paragraph-rsid="0029779b" style:font-weight-asian="normal" style:font-weight-complex="normal"/>
    </style:style>
    <style:style style:name="P11" style:family="paragraph" style:parent-style-name="Code">
      <style:text-properties officeooo:paragraph-rsid="0021ff5d"/>
    </style:style>
    <style:style style:name="P12" style:family="paragraph" style:parent-style-name="Code">
      <style:text-properties officeooo:rsid="0021ff5d" officeooo:paragraph-rsid="0021ff5d"/>
    </style:style>
    <style:style style:name="P13" style:family="paragraph" style:parent-style-name="Code">
      <style:text-properties style:use-window-font-color="true" style:font-name="TheSansMonoConNormal" fo:font-size="11pt" fo:language="none" fo:country="none" officeooo:rsid="00284256" style:font-name-asian="Calibri" style:font-size-asian="11pt" style:language-asian="none" style:country-asian="none" style:font-name-complex="TheSansMonoConNormal" style:font-size-complex="11pt" style:language-complex="ar" style:country-complex="SA"/>
    </style:style>
    <style:style style:name="P14" style:family="paragraph" style:parent-style-name="Code">
      <style:text-properties style:use-window-font-color="true" style:font-name="TheSansMonoConNormal" fo:font-size="11pt" fo:language="none" fo:country="none" officeooo:rsid="00284256" officeooo:paragraph-rsid="002b3684" style:font-name-asian="Calibri" style:font-size-asian="11pt" style:language-asian="none" style:country-asian="none" style:font-name-complex="TheSansMonoConNormal" style:font-size-complex="11pt" style:language-complex="ar" style:country-complex="SA"/>
    </style:style>
    <style:style style:name="P15" style:family="paragraph" style:parent-style-name="Code">
      <style:text-properties officeooo:paragraph-rsid="002b3684"/>
    </style:style>
    <style:style style:name="P16" style:family="paragraph" style:parent-style-name="Chapter_20_Title" style:master-page-name="Standard">
      <style:paragraph-properties style:page-number="auto"/>
    </style:style>
    <style:style style:name="P17" style:family="paragraph" style:parent-style-name="Code">
      <style:text-properties officeooo:rsid="00247072" officeooo:paragraph-rsid="0021ff5d"/>
    </style:style>
    <style:style style:name="P18" style:family="paragraph" style:parent-style-name="Code">
      <style:text-properties officeooo:paragraph-rsid="0021ff5d"/>
    </style:style>
    <style:style style:name="P19" style:family="paragraph" style:parent-style-name="Code">
      <style:text-properties officeooo:rsid="0021ff5d" officeooo:paragraph-rsid="0021ff5d"/>
    </style:style>
    <style:style style:name="P20" style:family="paragraph" style:parent-style-name="Code">
      <style:text-properties officeooo:rsid="002f788b" officeooo:paragraph-rsid="002f788b"/>
    </style:style>
    <style:style style:name="P21" style:family="paragraph" style:parent-style-name="Code">
      <style:text-properties officeooo:rsid="0030c070" officeooo:paragraph-rsid="0030c070"/>
    </style:style>
    <style:style style:name="P22" style:family="paragraph" style:parent-style-name="Code">
      <style:text-properties officeooo:rsid="003202ee" officeooo:paragraph-rsid="003202ee"/>
    </style:style>
    <style:style style:name="P23" style:family="paragraph">
      <loext:graphic-properties draw:fill="none" draw:fill-color="#ffffff"/>
      <style:paragraph-properties style:writing-mode="lr-tb"/>
    </style:style>
    <style:style style:name="T1" style:family="text">
      <style:text-properties fo:language="none" fo:country="none" fo:font-weight="bold" style:font-weight-asian="bold"/>
    </style:style>
    <style:style style:name="T2" style:family="text">
      <style:text-properties fo:language="none" fo:country="none" fo:font-weight="bold" style:font-weight-asian="bold" style:font-weight-complex="bold"/>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font-weight="bold" style:font-weight-asian="bold"/>
    </style:style>
    <style:style style:name="T6" style:family="text">
      <style:text-properties fo:font-weight="bold" style:font-name-asian="HelveticaNeue Condensed1" style:font-weight-asian="bold"/>
    </style:style>
    <style:style style:name="T7" style:family="text">
      <style:text-properties style:font-name-asian="TheSansMonoConNormal1"/>
    </style:style>
    <style:style style:name="T8" style:family="text">
      <style:text-properties style:font-name-asian="TheSansMonoConNormal1" style:font-name-complex="TheSansMonoConNormal1"/>
    </style:style>
    <style:style style:name="T9" style:family="text">
      <style:text-properties officeooo:rsid="002877ed" style:font-name-asian="TheSansMonoConNormal1" style:font-name-complex="TheSansMonoConNormal1"/>
    </style:style>
    <style:style style:name="T10" style:family="text">
      <style:text-properties officeooo:rsid="0021ff5d" style:font-name-asian="TheSansMonoConNormal1" style:font-name-complex="TheSansMonoConNormal1"/>
    </style:style>
    <style:style style:name="T11" style:family="text">
      <style:text-properties officeooo:rsid="002c889f" style:font-name-asian="TheSansMonoConNormal1" style:font-name-complex="TheSansMonoConNormal1"/>
    </style:style>
    <style:style style:name="T12" style:family="text">
      <style:text-properties fo:font-style="italic" officeooo:rsid="00254df1" style:font-style-asian="italic" style:font-style-complex="italic"/>
    </style:style>
    <style:style style:name="T13" style:family="text">
      <style:text-properties style:font-name="Utopia-Italic" fo:font-style="italic" style:font-style-asian="italic" style:font-name-complex="Utopia-Italic" style:font-style-complex="italic"/>
    </style:style>
    <style:style style:name="T14" style:family="text">
      <style:text-properties officeooo:rsid="0021ff5d"/>
    </style:style>
    <style:style style:name="T15"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16" style:family="text">
      <style:text-properties style:use-window-font-color="true" style:font-name="Utopia" fo:font-size="11pt" fo:language="en" fo:country="GB" officeooo:rsid="0021ff5d" style:font-name-asian="Calibri" style:font-size-asian="11pt" style:font-name-complex="Utopia" style:font-size-complex="11pt" style:language-complex="ar" style:country-complex="SA"/>
    </style:style>
    <style:style style:name="T17" style:family="text">
      <style:text-properties style:use-window-font-color="true" style:font-name="Utopia" fo:font-size="11pt" fo:language="en" fo:country="GB" officeooo:rsid="00270993" style:font-name-asian="Calibri" style:font-size-asian="11pt" style:font-name-complex="Utopia" style:font-size-complex="11pt" style:language-complex="ar" style:country-complex="SA"/>
    </style:style>
    <style:style style:name="T18" style:family="text">
      <style:text-properties style:use-window-font-color="true" style:font-name="Utopia" fo:font-size="11pt" fo:language="en" fo:country="GB" officeooo:rsid="00284256" style:font-name-asian="Calibri" style:font-size-asian="11pt" style:font-name-complex="Utopia" style:font-size-complex="11pt" style:language-complex="ar" style:country-complex="SA"/>
    </style:style>
    <style:style style:name="T19" style:family="text">
      <style:text-properties style:use-window-font-color="true" style:font-name="Utopia" fo:font-size="11pt" fo:language="en" fo:country="GB" fo:font-weight="bold" officeooo:rsid="00284256" style:font-name-asian="Calibri" style:font-size-asian="11pt" style:font-weight-asian="bold" style:font-name-complex="Utopia" style:font-size-complex="11pt" style:language-complex="ar" style:country-complex="SA" style:font-weight-complex="bold"/>
    </style:style>
    <style:style style:name="T20" style:family="text">
      <style:text-properties style:use-window-font-color="true" style:font-name="HelveticaNeue Condensed" fo:font-size="13pt" fo:language="en" fo:country="GB" officeooo:rsid="0021ff5d" style:font-name-asian="Calibri" style:font-size-asian="13pt" style:font-name-complex="HelveticaNeue Condensed" style:font-size-complex="11pt" style:language-complex="ar" style:country-complex="SA"/>
    </style:style>
    <style:style style:name="T21" style:family="text">
      <style:text-properties style:use-window-font-color="true" style:font-name="TheSansMonoConNormal" fo:font-size="11pt" fo:language="none" fo:country="none" officeooo:rsid="00247072" style:font-name-asian="Calibri" style:font-size-asian="11pt" style:language-asian="none" style:country-asian="none" style:font-name-complex="TheSansMonoConNormal" style:font-size-complex="11pt" style:language-complex="ar" style:country-complex="SA"/>
    </style:style>
    <style:style style:name="T22" style:family="text">
      <style:text-properties style:use-window-font-color="true" style:font-name="TheSansMonoConNormal" fo:font-size="11pt" fo:language="none" fo:country="none" officeooo:rsid="0021ff5d" style:font-name-asian="Calibri" style:font-size-asian="11pt" style:language-asian="none" style:country-asian="none" style:font-name-complex="TheSansMonoConNormal" style:font-size-complex="11pt" style:language-complex="ar" style:country-complex="SA"/>
    </style:style>
    <style:style style:name="T23" style:family="text">
      <style:text-properties style:use-window-font-color="true" style:font-name="TheSansMonoConNormal" fo:font-size="11pt" fo:language="none" fo:country="none" officeooo:rsid="00284256" style:font-name-asian="Calibri" style:font-size-asian="11pt" style:language-asian="none" style:country-asian="none" style:font-name-complex="TheSansMonoConNormal" style:font-size-complex="11pt" style:language-complex="ar" style:country-complex="SA"/>
    </style:style>
    <style:style style:name="T24" style:family="text">
      <style:text-properties style:use-window-font-color="true" style:font-name="TheSansMonoConNormal" fo:font-size="11pt" fo:language="none" fo:country="none" officeooo:rsid="002b3684" style:font-name-asian="Calibri" style:font-size-asian="11pt" style:language-asian="none" style:country-asian="none" style:font-name-complex="TheSansMonoConNormal" style:font-size-complex="11pt" style:language-complex="ar" style:country-complex="SA"/>
    </style:style>
    <style:style style:name="T25" style:family="text">
      <style:text-properties style:use-window-font-color="true" style:font-name="TheSansMonoConNormal" fo:font-size="11pt" fo:language="none" fo:country="none" officeooo:rsid="002c889f" style:font-name-asian="Calibri" style:font-size-asian="11pt" style:language-asian="none" style:country-asian="none" style:font-name-complex="TheSansMonoConNormal" style:font-size-complex="11pt" style:language-complex="ar" style:country-complex="SA"/>
    </style:style>
    <style:style style:name="T26" style:family="text">
      <style:text-properties style:use-window-font-color="true" style:font-name="TheSansMonoConNormal" fo:font-size="11pt" fo:language="none" fo:country="none" officeooo:rsid="0033f19a" style:font-name-asian="Calibri" style:font-size-asian="11pt" style:language-asian="none" style:country-asian="none" style:font-name-complex="TheSansMonoConNormal" style:font-size-complex="11pt" style:language-complex="ar" style:country-complex="SA"/>
    </style:style>
    <style:style style:name="T27" style:family="text">
      <style:text-properties officeooo:rsid="002877ed"/>
    </style:style>
    <style:style style:name="T28" style:family="text">
      <style:text-properties officeooo:rsid="00247072"/>
    </style:style>
    <style:style style:name="T29" style:family="text">
      <style:text-properties officeooo:rsid="00261d12"/>
    </style:style>
    <style:style style:name="T30" style:family="text">
      <style:text-properties officeooo:rsid="00243630"/>
    </style:style>
    <style:style style:name="T31" style:family="text">
      <style:text-properties fo:language="en" fo:country="GB" style:font-name-asian="Calibri" style:font-size-complex="11pt" style:language-complex="ar" style:country-complex="SA"/>
    </style:style>
    <style:style style:name="T32" style:family="text">
      <style:text-properties officeooo:rsid="00242fa1"/>
    </style:style>
    <style:style style:name="T33" style:family="text">
      <style:text-properties officeooo:rsid="00254df1"/>
    </style:style>
    <style:style style:name="T34" style:family="text">
      <style:text-properties officeooo:rsid="00270993"/>
    </style:style>
    <style:style style:name="T35" style:family="text">
      <style:text-properties officeooo:rsid="00284256"/>
    </style:style>
    <style:style style:name="T36" style:family="text">
      <style:text-properties officeooo:rsid="0029779b"/>
    </style:style>
    <style:style style:name="T37" style:family="text">
      <style:text-properties officeooo:rsid="002b3684"/>
    </style:style>
    <style:style style:name="T38" style:family="text">
      <style:text-properties officeooo:rsid="002c889f"/>
    </style:style>
    <style:style style:name="T39" style:family="text">
      <style:text-properties officeooo:rsid="002e0a1b"/>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94334752" text:id="ct94533094334752">
          <text:deletion>
            <office:change-info>
              <dc:creator>Ray Lischner</dc:creator>
              <dc:date>2020-03-16T21:49:32</dc:date>
            </office:change-info>
            <text:p text:style-name="P11">
<text:s/>
<text:span text:style-name="T27">1 </text:span>
</text:p>
          </text:deletion>
        </text:changed-region>
        <text:changed-region xml:id="ct94533094390688" text:id="ct94533094390688">
          <text:insertion>
            <office:change-info>
              <dc:creator>Ray Lischner</dc:creator>
              <dc:date>2020-03-16T21:52:40</dc:date>
            </office:change-info>
          </text:insertion>
        </text:changed-region>
        <text:changed-region xml:id="ct94533093912672" text:id="ct94533093912672">
          <text:deletion>
            <office:change-info>
              <dc:creator>Ray Lischner</dc:creator>
              <dc:date>2020-03-16T21:49:35</dc:date>
            </office:change-info>
            <text:p text:style-name="P17"><text:s/>2 </text:p>
          </text:deletion>
        </text:changed-region>
        <text:changed-region xml:id="ct94532895258432" text:id="ct94532895258432">
          <text:insertion>
            <office:change-info>
              <dc:creator>Ray Lischner</dc:creator>
              <dc:date>2020-03-16T21:48:09</dc:date>
            </office:change-info>
          </text:insertion>
        </text:changed-region>
        <text:changed-region xml:id="ct94532895234560" text:id="ct94532895234560">
          <text:deletion>
            <office:change-info>
              <dc:creator>Ray Lischner</dc:creator>
              <dc:date>2020-03-16T21:49:38</dc:date>
            </office:change-info>
            <text:p text:style-name="P11">
<text:s/>
</text:p>
          </text:deletion>
        </text:changed-region>
        <text:changed-region xml:id="ct94533072439072" text:id="ct94533072439072">
          <text:deletion>
            <office:change-info>
              <dc:creator>Ray Lischner</dc:creator>
              <dc:date>2020-03-16T21:48:20</dc:date>
            </office:change-info>
            <text:p text:style-name="P11">
<text:span text:style-name="T27">3</text:span>
</text:p>
          </text:deletion>
        </text:changed-region>
        <text:changed-region xml:id="ct94532915892480" text:id="ct94532915892480">
          <text:deletion>
            <office:change-info>
              <dc:creator>Ray Lischner</dc:creator>
              <dc:date>2020-03-16T21:49:40</dc:date>
            </office:change-info>
            <text:p text:style-name="P11">
<text:span text:style-name="T27">
<text:s/>
</text:span>
</text:p>
          </text:deletion>
        </text:changed-region>
        <text:changed-region xml:id="ct94533094300448" text:id="ct94533094300448">
          <text:deletion>
            <office:change-info>
              <dc:creator>Ray Lischner</dc:creator>
              <dc:date>2020-03-16T21:49:42</dc:date>
            </office:change-info>
            <text:p text:style-name="P11">
<text:s/>
</text:p>
          </text:deletion>
        </text:changed-region>
        <text:changed-region xml:id="ct94533073610224" text:id="ct94533073610224">
          <text:deletion>
            <office:change-info>
              <dc:creator>Ray Lischner</dc:creator>
              <dc:date>2020-03-16T21:48:22</dc:date>
            </office:change-info>
            <text:p text:style-name="P11">
<text:span text:style-name="T27">4</text:span>
</text:p>
          </text:deletion>
        </text:changed-region>
        <text:changed-region xml:id="ct94533094114576" text:id="ct94533094114576">
          <text:deletion>
            <office:change-info>
              <dc:creator>Ray Lischner</dc:creator>
              <dc:date>2020-03-16T21:49:44</dc:date>
            </office:change-info>
            <text:p text:style-name="P11">
<text:s/>
</text:p>
          </text:deletion>
        </text:changed-region>
        <text:changed-region xml:id="ct94533086380384" text:id="ct94533086380384">
          <text:deletion>
            <office:change-info>
              <dc:creator>Ray Lischner</dc:creator>
              <dc:date>2020-03-16T21:48:23</dc:date>
            </office:change-info>
            <text:p text:style-name="P11">
<text:span text:style-name="T27">5</text:span>
</text:p>
          </text:deletion>
        </text:changed-region>
        <text:changed-region xml:id="ct94533086125696" text:id="ct94533086125696">
          <text:deletion>
            <office:change-info>
              <dc:creator>Ray Lischner</dc:creator>
              <dc:date>2020-03-16T21:49:45</dc:date>
            </office:change-info>
            <text:p text:style-name="P11">
<text:span text:style-name="T27">
<text:s/>
</text:span>
</text:p>
          </text:deletion>
        </text:changed-region>
        <text:changed-region xml:id="ct94533042805344" text:id="ct94533042805344">
          <text:deletion>
            <office:change-info>
              <dc:creator>Ray Lischner</dc:creator>
              <dc:date>2020-03-16T21:49:45</dc:date>
            </office:change-info>
            <text:p text:style-name="P11">
<text:s/>
</text:p>
          </text:deletion>
        </text:changed-region>
        <text:changed-region xml:id="ct94533076064544" text:id="ct94533076064544">
          <text:deletion>
            <office:change-info>
              <dc:creator>Ray Lischner</dc:creator>
              <dc:date>2020-03-16T21:48:25</dc:date>
            </office:change-info>
            <text:p text:style-name="P11">
<text:span text:style-name="T27">6</text:span>
</text:p>
          </text:deletion>
        </text:changed-region>
        <text:changed-region xml:id="ct94533093885888" text:id="ct94533093885888">
          <text:deletion>
            <office:change-info>
              <dc:creator>Ray Lischner</dc:creator>
              <dc:date>2020-03-16T21:49:46</dc:date>
            </office:change-info>
            <text:p text:style-name="P11">
<text:span text:style-name="T27">
<text:s/>
</text:span>
</text:p>
          </text:deletion>
        </text:changed-region>
        <text:changed-region xml:id="ct94533077547792" text:id="ct94533077547792">
          <text:deletion>
            <office:change-info>
              <dc:creator>Ray Lischner</dc:creator>
              <dc:date>2020-03-16T21:49:47</dc:date>
            </office:change-info>
            <text:p text:style-name="P11">
<text:span text:style-name="T8">
<text:s/>
</text:span>
</text:p>
          </text:deletion>
        </text:changed-region>
        <text:changed-region xml:id="ct94533095002944" text:id="ct94533095002944">
          <text:deletion>
            <office:change-info>
              <dc:creator>Ray Lischner</dc:creator>
              <dc:date>2020-03-16T21:48:26</dc:date>
            </office:change-info>
            <text:p text:style-name="P11">
<text:span text:style-name="T9">7</text:span>
</text:p>
          </text:deletion>
        </text:changed-region>
        <text:changed-region xml:id="ct94532998640384" text:id="ct94532998640384">
          <text:deletion>
            <office:change-info>
              <dc:creator>Ray Lischner</dc:creator>
              <dc:date>2020-03-16T21:49:48</dc:date>
            </office:change-info>
            <text:p text:style-name="P11">
<text:span text:style-name="T9">
<text:s/>
</text:span>
</text:p>
          </text:deletion>
        </text:changed-region>
        <text:changed-region xml:id="ct94533094177088" text:id="ct94533094177088">
          <text:deletion>
            <office:change-info>
              <dc:creator>Ray Lischner</dc:creator>
              <dc:date>2020-03-16T21:49:48</dc:date>
            </office:change-info>
            <text:p text:style-name="P11">
<text:s/>
</text:p>
          </text:deletion>
        </text:changed-region>
        <text:changed-region xml:id="ct94533077753344" text:id="ct94533077753344">
          <text:deletion>
            <office:change-info>
              <dc:creator>Ray Lischner</dc:creator>
              <dc:date>2020-03-16T21:48:27</dc:date>
            </office:change-info>
            <text:p text:style-name="P11">
<text:span text:style-name="T27">8</text:span>
</text:p>
          </text:deletion>
        </text:changed-region>
        <text:changed-region xml:id="ct94533077957792" text:id="ct94533077957792">
          <text:deletion>
            <office:change-info>
              <dc:creator>Ray Lischner</dc:creator>
              <dc:date>2020-03-16T21:49:57</dc:date>
            </office:change-info>
            <text:p text:style-name="P11">
<text:span text:style-name="T27">
<text:s/>
</text:span>
</text:p>
          </text:deletion>
        </text:changed-region>
        <text:changed-region xml:id="ct94532915812096" text:id="ct94532915812096">
          <text:deletion>
            <office:change-info>
              <dc:creator>Ray Lischner</dc:creator>
              <dc:date>2020-03-16T21:48:31</dc:date>
            </office:change-info>
            <text:p text:style-name="P11">
<text:s/>
<text:span text:style-name="T27">9</text:span>
</text:p>
          </text:deletion>
        </text:changed-region>
        <text:changed-region xml:id="ct94533083779680" text:id="ct94533083779680">
          <text:deletion>
            <office:change-info>
              <dc:creator>Ray Lischner</dc:creator>
              <dc:date>2020-03-16T21:50:05</dc:date>
            </office:change-info>
            <text:p text:style-name="P11">
<text:span text:style-name="T27">
<text:s/>
</text:span>
</text:p>
          </text:deletion>
        </text:changed-region>
        <text:changed-region xml:id="ct94533095660656" text:id="ct94533095660656">
          <text:insertion>
            <office:change-info>
              <dc:creator>Ray Lischner</dc:creator>
              <dc:date>2020-03-16T21:48:39</dc:date>
            </office:change-info>
          </text:insertion>
        </text:changed-region>
        <text:changed-region xml:id="ct94533095730352" text:id="ct94533095730352">
          <text:deletion>
            <office:change-info>
              <dc:creator>Ray Lischner</dc:creator>
              <dc:date>2020-03-16T21:48:38</dc:date>
            </office:change-info>
            <text:p text:style-name="P11">
<text:span text:style-name="T29">std::cout</text:span>
</text:p>
          </text:deletion>
        </text:changed-region>
        <text:changed-region xml:id="ct94533083702880" text:id="ct94533083702880">
          <text:deletion>
            <office:change-info>
              <dc:creator>Ray Lischner</dc:creator>
              <dc:date>2020-03-16T21:50:12</dc:date>
            </office:change-info>
            <text:p text:style-name="P11"/>
            <text:p text:style-name="P11">
<text:span text:style-name="T27">1</text:span>
</text:p>
          </text:deletion>
        </text:changed-region>
        <text:changed-region xml:id="ct94533094262032" text:id="ct94533094262032">
          <text:deletion>
            <office:change-info>
              <dc:creator>Ray Lischner</dc:creator>
              <dc:date>2020-03-16T21:48:46</dc:date>
            </office:change-info>
            <text:p text:style-name="P11">
<text:span text:style-name="T27">0</text:span>
</text:p>
          </text:deletion>
        </text:changed-region>
        <text:changed-region xml:id="ct94533093938784" text:id="ct94533093938784">
          <text:deletion>
            <office:change-info>
              <dc:creator>Ray Lischner</dc:creator>
              <dc:date>2020-03-16T21:50:14</dc:date>
            </office:change-info>
            <text:p text:style-name="P11">
<text:span text:style-name="T27">
<text:s/>
</text:span>
</text:p>
          </text:deletion>
        </text:changed-region>
        <text:changed-region xml:id="ct94533095245856" text:id="ct94533095245856">
          <text:deletion>
            <office:change-info>
              <dc:creator>Ray Lischner</dc:creator>
              <dc:date>2020-03-16T21:50:20</dc:date>
            </office:change-info>
            <text:p text:style-name="P12">1</text:p>
          </text:deletion>
        </text:changed-region>
        <text:changed-region xml:id="ct94533094381856" text:id="ct94533094381856">
          <text:deletion>
            <office:change-info>
              <dc:creator>Ray Lischner</dc:creator>
              <dc:date>2020-03-16T21:48:50</dc:date>
            </office:change-info>
            <text:p text:style-name="P12">1</text:p>
          </text:deletion>
        </text:changed-region>
        <text:changed-region xml:id="ct94533094591504" text:id="ct94533094591504">
          <text:deletion>
            <office:change-info>
              <dc:creator>Ray Lischner</dc:creator>
              <dc:date>2020-03-16T21:50:21</dc:date>
            </office:change-info>
            <text:p text:style-name="P12">
<text:s/>
</text:p>
          </text:deletion>
        </text:changed-region>
        <text:changed-region xml:id="ct94533094382384" text:id="ct94533094382384">
          <text:deletion>
            <office:change-info>
              <dc:creator>Ray Lischner</dc:creator>
              <dc:date>2020-03-16T21:50:24</dc:date>
            </office:change-info>
            <text:p text:style-name="P12">1</text:p>
          </text:deletion>
        </text:changed-region>
        <text:changed-region xml:id="ct94533094410032" text:id="ct94533094410032">
          <text:deletion>
            <office:change-info>
              <dc:creator>Ray Lischner</dc:creator>
              <dc:date>2020-03-16T21:48:51</dc:date>
            </office:change-info>
            <text:p text:style-name="P12">2</text:p>
          </text:deletion>
        </text:changed-region>
        <text:changed-region xml:id="ct94533095660368" text:id="ct94533095660368">
          <text:deletion>
            <office:change-info>
              <dc:creator>Ray Lischner</dc:creator>
              <dc:date>2020-03-16T21:50:25</dc:date>
            </office:change-info>
            <text:p text:style-name="P12">
<text:s/>
</text:p>
          </text:deletion>
        </text:changed-region>
        <text:changed-region xml:id="ct94533078188704" text:id="ct94533078188704">
          <text:deletion>
            <office:change-info>
              <dc:creator>Ray Lischner</dc:creator>
              <dc:date>2020-03-16T21:50:27</dc:date>
            </office:change-info>
            <text:p text:style-name="P11">
<text:span text:style-name="T9">1</text:span>
</text:p>
          </text:deletion>
        </text:changed-region>
        <text:changed-region xml:id="ct94532895200960" text:id="ct94532895200960">
          <text:deletion>
            <office:change-info>
              <dc:creator>Ray Lischner</dc:creator>
              <dc:date>2020-03-16T21:48:53</dc:date>
            </office:change-info>
            <text:p text:style-name="P11">
<text:span text:style-name="T10">3</text:span>
</text:p>
          </text:deletion>
        </text:changed-region>
        <text:changed-region xml:id="ct94533023752992" text:id="ct94533023752992">
          <text:deletion>
            <office:change-info>
              <dc:creator>Ray Lischner</dc:creator>
              <dc:date>2020-03-16T21:50:28</dc:date>
            </office:change-info>
            <text:p text:style-name="P11">
<text:span text:style-name="T9">
<text:s/>
</text:span>
</text:p>
          </text:deletion>
        </text:changed-region>
        <text:changed-region xml:id="ct94533094975568" text:id="ct94533094975568">
          <text:deletion>
            <office:change-info>
              <dc:creator>Ray Lischner</dc:creator>
              <dc:date>2020-03-16T21:48:59</dc:date>
            </office:change-info>
            <text:p text:style-name="P11">input</text:p>
          </text:deletion>
        </text:changed-region>
        <text:changed-region xml:id="ct94533076593552" text:id="ct94533076593552">
          <text:insertion>
            <office:change-info>
              <dc:creator>Ray Lischner</dc:creator>
              <dc:date>2020-03-16T21:48:59</dc:date>
            </office:change-info>
          </text:insertion>
        </text:changed-region>
        <text:changed-region xml:id="ct94533094158112" text:id="ct94533094158112">
          <text:insertion>
            <office:change-info>
              <dc:creator>Ray Lischner</dc:creator>
              <dc:date>2020-03-16T21:49:00</dc:date>
            </office:change-info>
          </text:insertion>
        </text:changed-region>
        <text:changed-region xml:id="ct94533078187792" text:id="ct94533078187792">
          <text:deletion>
            <office:change-info>
              <dc:creator>Ray Lischner</dc:creator>
              <dc:date>2020-03-16T21:50:30</dc:date>
            </office:change-info>
            <text:p text:style-name="P11">
<text:span text:style-name="T27">1</text:span>
</text:p>
          </text:deletion>
        </text:changed-region>
        <text:changed-region xml:id="ct94533073529824" text:id="ct94533073529824">
          <text:deletion>
            <office:change-info>
              <dc:creator>Ray Lischner</dc:creator>
              <dc:date>2020-03-16T21:48:55</dc:date>
            </office:change-info>
            <text:p text:style-name="P11">
<text:span text:style-name="T27">4</text:span>
</text:p>
          </text:deletion>
        </text:changed-region>
        <text:changed-region xml:id="ct94533084512432" text:id="ct94533084512432">
          <text:deletion>
            <office:change-info>
              <dc:creator>Ray Lischner</dc:creator>
              <dc:date>2020-03-16T21:50:31</dc:date>
            </office:change-info>
            <text:p text:style-name="P11">
<text:span text:style-name="T27">
<text:s/>
</text:span>
</text:p>
          </text:deletion>
        </text:changed-region>
        <text:changed-region xml:id="ct94533078016480" text:id="ct94533078016480">
          <text:insertion>
            <office:change-info>
              <dc:creator>Ray Lischner</dc:creator>
              <dc:date>2020-03-16T21:50:46</dc:date>
            </office:change-info>
          </text:insertion>
        </text:changed-region>
        <text:changed-region xml:id="ct94533094143056" text:id="ct94533094143056">
          <text:deletion>
            <office:change-info>
              <dc:creator>Ray Lischner</dc:creator>
              <dc:date>2020-03-16T21:50:45</dc:date>
            </office:change-info>
            <text:p text:style-name="Code">
<text:span text:style-name="T39">*left</text:span>
</text:p>
          </text:deletion>
        </text:changed-region>
        <text:changed-region xml:id="ct94533094134224" text:id="ct94533094134224">
          <text:insertion>
            <office:change-info>
              <dc:creator>Ray Lischner</dc:creator>
              <dc:date>2020-03-16T21:51:00</dc:date>
            </office:change-info>
          </text:insertion>
        </text:changed-region>
        <text:changed-region xml:id="ct94533093639504" text:id="ct94533093639504">
          <text:insertion>
            <office:change-info>
              <dc:creator>Ray Lischner</dc:creator>
              <dc:date>2020-03-16T22:04:13</dc:date>
            </office:change-info>
          </text:insertion>
        </text:changed-region>
        <text:changed-region xml:id="ct94533078316896" text:id="ct94533078316896">
          <text:insertion>
            <office:change-info>
              <dc:creator>Ray Lischner</dc:creator>
              <dc:date>2020-03-16T21:51:22</dc:date>
            </office:change-info>
          </text:insertion>
        </text:changed-region>
        <text:changed-region xml:id="ct94532901103616" text:id="ct94532901103616">
          <text:insertion>
            <office:change-info>
              <dc:creator>Ray Lischner</dc:creator>
              <dc:date>2020-03-16T22:04: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Increment and Decrement</text:p>
      <text:p text:style-name="Chapter_20_Title"/>
      <text:p text:style-name="Chapter_20_Title"/>
      <text:p text:style-name="Body_20_Text_20_First"><text:bookmark-start text:name="incre"/>Th<text:span text:style-name="T16">i</text:span>s Exploration introduce<text:span text:style-name="T14">s</text:span> the increment (<text:span text:style-name="Code_20_Inline">++</text:span>) operator, <text:span text:style-name="T14">which has multiple uses in the C++ language</text:span>. Not surprising, it has a<text:span text:style-name="T3"> </text:span>counterpart <text:span text:style-name="T14">to decrement values</text:span>: <text:span text:style-name="Code_20_Inline">-</text:span>-. This Exploration takes a<text:span text:style-name="T3"><text:s/></text:span>closer look at these operators, which appear so often<text:span text:style-name="T3">,</text:span> they are part of the language name.</text:p>
      <text:p text:style-name="Note_2f_Tip_2f_Caution"><text:span text:style-name="Dingbat_20_Symbol"><text:span text:style-name="T6"></text:span></text:span>Note<text:tab/>I know that you C, Java, etc. programmers have been waiting for this Exploration ever since I<text:span text:style-name="T3"> </text:span>wrote <text:span text:style-name="Code_20_Inline">i</text:span><text:span text:style-name="Code_20_Inline">=</text:span><text:span text:style-name="Code_20_Inline">i</text:span><text:span text:style-name="Code_20_Inline">+</text:span><text:span text:style-name="Code_20_Inline">1</text:span> in Exploration 7. As you saw in <text:soft-page-break/>Exploration <text:span text:style-name="T14">9</text:span>, the <text:span text:style-name="Code_20_Inline">++</text:span> operator means more in C++ than what you’re used to. That’s why I<text:span text:style-name="T3"> </text:span>waited until now to <text:span text:style-name="T20">discuss </text:span>it.</text:p>
      <text:h text:style-name="Heading_20_1" text:outline-level="1">Increment</text:h>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 the standard library uses the <text:span text:style-name="Code_20_Inline">++</text:span> operator in several new ways, such as advancing an iterator.</text:p>
      <text:p text:style-name="Body_20_Text_20_Cont">The increment operator comes in two flavors: prefix and postfix. The best way to understand the difference between these two flavors is with a demonstration, as shown in Listing 11-1.</text:p>
      <text:p text:style-name="Code_20_Caption"><text:span text:style-name="T5">Listing</text:span><text:span text:style-name="T4"> </text:span><text:span text:style-name="T5">11</text:span><text:span text:style-name="T4">-</text:span><text:span text:style-name="T5">1.</text:span> Demonstrating the Difference Between Prefix and Postfix Increment</text:p>
      <text:p text:style-name="Code">#include &lt;iostream&gt;</text:p>
      <text:p text:style-name="Code"/>
      <text:p text:style-name="Code">int main()</text:p>
      <text:p text:style-name="Code">{</text:p>
      <text:p text:style-name="Code"><text:span text:style-name="T7"><text:s text:c="2"/></text:span>int x{42};</text:p>
      <text:p text:style-name="Code"/>
      <text:p text:style-name="Code"><text:span text:style-name="T7"><text:s text:c="2"/></text:span>std::cout &lt;&lt; "x <text:s text:c="2"/>= " &lt;&lt; x <text:s text:c="2"/>&lt;&lt; "\n";</text:p>
      <text:p text:style-name="Code"><text:span text:style-name="T7"><text:s text:c="2"/></text:span>std::cout &lt;&lt; "++x = " &lt;&lt; ++x &lt;&lt; "\n";</text:p>
      <text:p text:style-name="Code"><text:span text:style-name="T7"><text:s text:c="2"/></text:span>std::cout &lt;&lt; "x <text:s text:c="2"/>= " &lt;&lt; x <text:s text:c="2"/>&lt;&lt; "\n";</text:p>
      <text:p text:style-name="Code"><text:span text:style-name="T7"><text:s text:c="2"/></text:span>std::cout &lt;&lt; "x++ = " &lt;&lt; x++ &lt;&lt; "\n";</text:p>
      <text:p text:style-name="Code"><text:span text:style-name="T7"><text:s text:c="2"/></text:span>std::cout &lt;&lt; "x <text:s text:c="2"/>= " &lt;&lt; x <text:s text:c="2"/>&lt;&lt; "\n";</text:p>
      <text:p text:style-name="Code">}</text:p>
      <text:p text:style-name="Body_20_Text_20_Cont">
<text:span text:style-name="Strong_20_Emphasis">Predict the output of the program.</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oft-page-break/>
<text:span text:style-name="Strong_20_Emphasis">What is the actual outpu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
<text:span text:style-name="Strong_20_Emphasis">Explain the difference between prefix (</text:span>
<text:span text:style-name="Code_20_Inline">
<text:span text:style-name="T2">++x</text:span>
</text:span>
<text:span text:style-name="Strong_20_Emphasis">) and postfix (</text:span>
<text:span text:style-name="Code_20_Inline">
<text:span text:style-name="T1">x++</text:span>
</text:span>
<text:span text:style-name="Strong_20_Emphasis">) incremen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Described briefly, the prefix operator increments the variable first: the value of the expression is the value after incrementing. The postfix operator saves the old value, increments the variable, and uses the old value as the value of the expression.</text:p>
      <text:p text:style-name="Body_20_Text_20_Cont">As a general rule, use prefix instead of postfix, unless you need the postfix functionality. Rarely is the difference significant, but the postfix operator must save a copy of the old value, which might impose a small performance cost. If you don’t have to use postfix, why pay that price?</text:p>
      <text:h text:style-name="Heading_20_1" text:outline-level="1"><text:bookmark-end text:name="incre"/>Decrement</text:h>
      <text:p text:style-name="Body_20_Text_20_First">The increment operator has a<text:span text:style-name="T3"> </text:span>decrement counterpart: <text:span text:style-name="Code_20_Inline">-</text:span>-. The decrement operator subtracts one instead of adding one. Decrement also has a<text:span text:style-name="T3"> </text:span>prefix and postfix flavor. The prefix operator pre<text:span text:style-name="T3">-</text:span>decrements, and the postfix operator post<text:span text:style-name="T3">-</text:span>decrements.</text:p>
      <text:p text:style-name="Body_20_Text_20_Cont">You can increment and decrement any variable with a numeric type; however, only some iterators permit decrement.</text:p>
      <text:p text:style-name="Body_20_Text_20_Cont">For example, <text:span text:style-name="T16">output</text:span> iterators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10-<text:span text:style-name="T14">3</text:span>. Save the <text:span text:style-name="Code_20_Inline">ostream_iterator</text:span> object in a variable. <text:soft-page-break/>Then use the decrement operator. It doesn’t matter that the program makes no sense; it won’t get past the compiler anyway.)</text:p>
      <text:p text:style-name="Body_20_Text_20_Cont">
<text:span text:style-name="Strong_20_Emphasis">What error message do you get?</text:span>
</text:p>
      <text:p text:style-name="Unnumbered_20_List">_____________________________________________________________</text:p>
      <text:p text:style-name="Unnumbered_20_List">_____________________________________________________________</text:p>
      <text:p text:style-name="Body_20_Text_20_Cont">Different compilers issue different messages, but the essence of the message should be that the <text:span text:style-name="Code_20_Inline">--</text:span> operator is not defined. If you need help with the program, see Listing 11-2.</text:p>
      <text:p text:style-name="Code_20_Caption"><text:span text:style-name="T5">Listing</text:span><text:span text:style-name="T4"> </text:span><text:span text:style-name="T5">11</text:span><text:span text:style-name="T4">-</text:span><text:span text:style-name="T5">2. </text:span>Erroneous Program<text:alphabetical-index-mark text:string-value="erroneous program" text:key1="Decrement operator"/><text:span text:style-name="T3">T</text:span>hat Applies Decrement to an Output Iterator</text:p>
      <text:p text:style-name="P11"><text:change text:change-id="ct94533094334752"/>#include &lt;algorithm&gt;<text:change-start text:change-id="ct94533094390688"/></text:p>
      <text:p text:style-name="P22">#include &lt;iostream&gt;<text:change-end text:change-id="ct94533094390688"/></text:p>
      <text:p text:style-name="P17"><text:change text:change-id="ct94533093912672"/>#include &lt;iterator&gt;</text:p>
      <text:p text:style-name="P11">
<text:change-start text:change-id="ct94532895258432"/>
<text:span text:style-name="T38">#include &lt;ranges&gt;</text:span>
</text:p>
      <text:p text:style-name="P11"><text:change-end text:change-id="ct94532895258432"/><text:change text:change-id="ct94532895234560"/><text:change text:change-id="ct94533072439072"/><text:change text:change-id="ct94532915892480"/>#include &lt;vector&gt;</text:p>
      <text:p text:style-name="P11">
<text:change text:change-id="ct94533094300448"/>
<text:change text:change-id="ct94533073610224"/>
<text:span text:style-name="T27">
<text:s/>
</text:span>
</text:p>
      <text:p text:style-name="P11"><text:change text:change-id="ct94533094114576"/><text:change text:change-id="ct94533086380384"/><text:change text:change-id="ct94533086125696"/>int main()</text:p>
      <text:p text:style-name="P11"><text:change text:change-id="ct94533042805344"/><text:change text:change-id="ct94533076064544"/><text:change text:change-id="ct94533093885888"/>{</text:p>
      <text:p text:style-name="P11"><text:change text:change-id="ct94533077547792"/><text:change text:change-id="ct94533095002944"/><text:change text:change-id="ct94532998640384"/><text:span text:style-name="T8"><text:s text:c="2"/></text:span>std::vector&lt;int&gt; <text:span text:style-name="T21">data</text:span>;</text:p>
      <text:p text:style-name="P11">
<text:change text:change-id="ct94533094177088"/>
<text:change text:change-id="ct94533077753344"/>
<text:change text:change-id="ct94533077957792"/>
<text:s text:c="2"/>
<text:span text:style-name="T29">std::ranges::copy(std::ranges::istream_view&lt;int&gt;(std::cin),</text:span>
</text:p>
      <text:p text:style-name="P11">
<text:change text:change-id="ct94532915812096"/>
<text:change text:change-id="ct94533083779680"/>
<text:s text:c="20"/>
<text:span text:style-name="T29">std::back_inserter(</text:span>
<text:change-start text:change-id="ct94533095660656"/>
<text:span text:style-name="T29">data</text:span>
<text:change-end text:change-id="ct94533095660656"/>
<text:change text:change-id="ct94533095730352"/>
<text:span text:style-name="T29">));</text:span>
<text:change text:change-id="ct94533083702880"/>
<text:change text:change-id="ct94533094262032"/>
<text:change text:change-id="ct94533093938784"/>
<text:s/>
<text:span text:style-name="T28">std::ranges::sort(data);</text:span>
</text:p>
      <text:p text:style-name="P12"><text:change text:change-id="ct94533095245856"/><text:change text:change-id="ct94533094381856"/><text:change text:change-id="ct94533094591504"/><text:s text:c="2"/>std::ostream_iterator&lt;int&gt; output{ std::cout, "\n" };</text:p>
      <text:p text:style-name="P12"><text:change text:change-id="ct94533094382384"/><text:change text:change-id="ct94533094410032"/><text:change text:change-id="ct94533095660368"/><text:s text:c="2"/>--output;</text:p>
      <text:p text:style-name="P11"><text:change text:change-id="ct94533078188704"/><text:change text:change-id="ct94532895200960"/><text:change text:change-id="ct94533023752992"/><text:span text:style-name="T8"><text:s text:c="2"/></text:span>std::<text:span text:style-name="T30">ranges::</text:span>copy(<text:change text:change-id="ct94533094975568"/><text:change-start text:change-id="ct94533076593552"/><text:span text:style-name="T25">da</text:span><text:change-end text:change-id="ct94533076593552"/><text:change-start text:change-id="ct94533094158112"/><text:span text:style-name="T25">ta</text:span><text:change-end text:change-id="ct94533094158112"/>, <text:span text:style-name="T21">o</text:span><text:span text:style-name="T22">utput</text:span>);</text:p>
      <text:p text:style-name="P11"><text:change text:change-id="ct94533078187792"/><text:change text:change-id="ct94533073529824"/><text:change text:change-id="ct94533084512432"/>}</text:p>
      <text:p text:style-name="P3">At the end of Exploration 10, you wrote a program that called the <text:span text:style-name="Code_20_Inline">std::ranges:: reverse()</text:span> function. Let’s take a look at how that function works. Hint: it uses increment and decrement operators.</text:p>
      <text:p text:style-name="P3">The <text:span text:style-name="Code_20_Inline"><text:span text:style-name="T31">std::ranges::reverse</text:span></text:span> function, like other, similar algorithms, takes a range object as an argument. It uses the range’s begin iterator and end sentinel to denote the limits of the range to reverse. Most range algorithms then perform a little trick and convert the end sentinel to an end iterator. By creating a symmetry between the begin and end of the range, we can implement reverse by incrementing the begin iterator and decrementing the end iterator until the cross paths. Other algorithms don’t need to decrement the end iterator, but they still devolve to an iterator-only function <text:soft-page-break/>because all of those functions already existed in C++ 17, so it is easy to implement a C+⁠+ 20 range function by calling a C++ 17 iterator function.</text:p>
      <text:h text:style-name="Heading_20_1" text:outline-level="1">Member Types</text:h>
      <text:p text:style-name="Body_20_Text_20_First">The first thing to note <text:span text:style-name="T32">is that type of an iterator for a vector of int is as follows:</text:span></text:p>
      <text:p text:style-name="Code">std::vector&lt;int&gt;::iterator</text:p>
      <text:p text:style-name="P6">You usualluy use the dot (<text:span text:style-name="Code_20_Inline">.</text:span>) operator for a member of an object, but a member type uses <text:span text:style-name="Code_20_Inline">::</text:span> (called the scope operator) because types are not the same as objects. Other member types include <text:span text:style-name="Code_20_Inline">size_type</text:span>, which is the type used to store the value of the <text:span text:style-name="Code_20_Inline">size()</text:span> member function. The <text:span text:style-name="Code_20_Inline">value_type</text:span> member type is the type of the elements of the range, in the case of a container such as <text:span text:style-name="Code_20_Inline">vector</text:span>, it is the type inside the angle brackets.</text:p>
      <text:h text:style-name="Heading_20_1" text:outline-level="1">Back to Iterators</text:h>
      <text:p text:style-name="Body_20_Text_20_First"><text:span text:style-name="T17">Y</text:span>ou <text:span text:style-name="T34">may be relieved to know that you </text:span>don’t need to type th<text:span text:style-name="T34">e full name of member types</text:span>. C++ offers a shortcut, <text:span text:style-name="Code_20_Inline">auto</text:span>. Use <text:span text:style-name="Code_20_Inline"><text:span text:style-name="T31">auto</text:span></text:span> as the type when you don’t need to type the full type name because the type is evident from context. In this case, the <text:span text:style-name="Code_20_Inline"><text:span text:style-name="T31">begin()</text:span></text:span> member function always returns an iterator. It turns out <text:span text:style-name="Code_20_Inline"><text:span text:style-name="T31">end()</text:span></text:span> also returns an iterator, so we are saved from having to learn how to convert a sentinel to an iterator. (It’s easy but involves some C++ that we haven’t covered yet.) In this case, <text:span text:style-name="Code_20_Inline">end()</text:span> returns a type that can be treated transparently as an iterator and a sentinel.</text:p>
      <text:p text:style-name="P4">In other words, you can define a variable, call it <text:span text:style-name="Code_20_Inline">left</text:span>, that holds the left-hand side iterator as follows:</text:p>
      <text:p text:style-name="Code">auto left{ data.begin() };</text:p>
      <text:p text:style-name="P4">Similarly, <text:span text:style-name="Code_20_Inline">right</text:span> holds the right-hand side iterator, which starts at the end of the vector:</text:p>
      <text:p text:style-name="Code">auto right{ data.end() };</text:p>
      <text:p text:style-name="P4">There is one difference, however. The <text:span text:style-name="Code_20_Inline">left</text:span> iterator actually points to an element of the vector (assuming the vector is not empty), but <text:span text:style-name="Code_20_Inline">right</text:span> does not. It points <text:soft-page-break/>to an end-marker. If we decrement it, it will point to the last element of the vector (that is, <text:span text:style-name="Code_20_Inline">back()</text:span>).</text:p>
      <text:p text:style-name="P5">
<text:span text:style-name="T33">To obtain the value that an iterator points to, use </text:span>
<text:span text:style-name="Code_20_Inline">
<text:span text:style-name="T33">*left</text:span>
</text:span>
<text:span text:style-name="T33">, which is known as </text:span>
<text:span text:style-name="T12">dereferencing</text:span>
<text:span text:style-name="T33"> the iterator. Hence, the </text:span>
<text:span text:style-name="Code_20_Inline">
<text:span text:style-name="T33">*</text:span>
</text:span>
<text:span text:style-name="T33"> operator, when used in this fashion, is known as the </text:span>
<text:span text:style-name="T12">dereference operator</text:span>
<text:span text:style-name="T33">.</text:span>
</text:p>
      <text:p text:style-name="P10">
<text:span text:style-name="T15">The </text:span>
<text:span text:style-name="Code_20_Inline">
<text:span text:style-name="T31">left</text:span>
</text:span>
<text:span text:style-name="T15"> iterator will increment and the </text:span>
<text:span text:style-name="Code_20_Inline">
<text:span text:style-name="T31">right</text:span>
</text:span>
<text:span text:style-name="T15"> iterator will decrement until they meet. That means we want the for loop to iterate as long as </text:span>
<text:span text:style-name="Code_20_Inline">
<text:span text:style-name="T31">left</text:span>
</text:span>
<text:span text:style-name="T15"> </text:span>
<text:span text:style-name="Code_20_Inline">
<text:span text:style-name="T31">!=</text:span>
</text:span>
<text:span text:style-name="T15"> </text:span>
<text:span text:style-name="Code_20_Inline">
<text:span text:style-name="T31">right</text:span>
</text:span>
<text:span text:style-name="T15">, that is, </text:span>
<text:span text:style-name="Code_20_Inline">
<text:span text:style-name="T31">left</text:span>
</text:span>
<text:span text:style-name="T15"> is not equal to </text:span>
<text:span text:style-name="Code_20_Inline">
<text:span text:style-name="T31">right</text:span>
</text:span>
<text:span text:style-name="T15">, or they do not pont to the same position in the range. When working with iterators, a common error is to accidentally use the dereference operator and compare values instead of comparing positions. Pay close attention to those asterisks!</text:span>
</text:p>
      <text:p text:style-name="P6">The final step is to know how to reverse two elements, given two iterators. The simplest way is to create a temporary object as follows:</text:p>
      <text:p text:style-name="Code">auto temporary{ *left };</text:p>
      <text:p text:style-name="Code">*left = *right;</text:p>
      <text:p text:style-name="Code">*right = <text:change-start text:change-id="ct94533078016480"/><text:span text:style-name="T39">temporary</text:span><text:change-end text:change-id="ct94533078016480"/><text:change text:change-id="ct94533094143056"/>;</text:p>
      <text:p text:style-name="P7">
<text:span text:style-name="T34">When dealing with </text:span>
<text:span text:style-name="T17">primitive types, this may be the fastest option. </text:span>
<text:span text:style-name="T18">But you don’t want to have to rewrite you code when you change types. Instead, use the C++ function, std::iter_swap(), which exchanges the values that two iterators point to. It does so optimally, using functionality that I haven’t introduced yet:</text:span>
</text:p>
      <text:p text:style-name="Code">std::iter_swap(left, right);</text:p>
      <text:p text:style-name="P8">
<text:span text:style-name="T17">R</text:span>
<text:span text:style-name="T15">emember that this function swaps the values that the arguments point to and does not alter the values of the </text:span>
<text:span text:style-name="Code_20_Inline">
<text:span text:style-name="T31">left</text:span>
</text:span>
<text:span text:style-name="T15"> and </text:span>
<text:span text:style-name="Code_20_Inline">
<text:span text:style-name="T31">right</text:span>
</text:span>
<text:span text:style-name="T15"> variables.</text:span>
</text:p>
      <text:p text:style-name="P9">
<text:span text:style-name="T17">Y</text:span>
<text:span text:style-name="T18">ou now have all the pieces you need. </text:span>
<text:span text:style-name="T19">Write a program that reads integers into a vector, then reverses the order of the elements in the vector (without calling the standard library’s reverse function) and prints the results.</text:span>
<text:bookmark-start text:name="decre"/>
</text:p>
      <text:p text:style-name="Body_20_Text_20_Cont">Test your program on input<text:alphabetical-index-mark text:string-value="input order" text:key1="Decrement operator"/> with both an even and an odd number of integers. Compare your program with the one in Listing 11-3.</text:p>
      <text:p text:style-name="Code_20_Caption"><text:span text:style-name="T5">Listing</text:span><text:span text:style-name="T4"> </text:span><text:span text:style-name="T5">11</text:span><text:span text:style-name="T4">-</text:span><text:span text:style-name="T5">3.</text:span> Reversing the Input Order</text:p>
      <text:p text:style-name="Code">#include &lt;algorithm&gt;</text:p>
      <text:p text:style-name="Code">#include &lt;iostream&gt;</text:p>
      <text:p text:style-name="Code">#include &lt;iterator&gt;<text:change-start text:change-id="ct94533094134224"/></text:p>
      <text:p text:style-name="P20"><text:soft-page-break/>#include &lt;ranges&gt;<text:change-end text:change-id="ct94533094134224"/></text:p>
      <text:p text:style-name="Code">#include &lt;vector&gt;</text:p>
      <text:p text:style-name="Code"/>
      <text:p text:style-name="Code">int main()</text:p>
      <text:p text:style-name="Code">{</text:p>
      <text:p text:style-name="Code"><text:span text:style-name="T7"><text:s text:c="2"/></text:span>std::vector&lt;int&gt; data{};</text:p>
      <text:p text:style-name="Code">
<text:span text:style-name="T7">
<text:s text:c="2"/>
</text:span>
<text:span text:style-name="T23">std::ranges::copy(std::</text:span>
<text:change-start text:change-id="ct94533093639504"/>
<text:span text:style-name="T26">ranges::</text:span>
<text:change-end text:change-id="ct94533093639504"/>
<text:span text:style-name="T23">istream_view&lt;int&gt;{std::cin},</text:span>
</text:p>
      <text:p text:style-name="P13"><text:s text:c="20"/>std::back_inserter(data));</text:p>
      <text:p text:style-name="Code"/>
      <text:p text:style-name="Code"><text:span text:style-name="T7"><text:s text:c="2"/></text:span>for (<text:span text:style-name="T24">auto</text:span> start{data.begin()}, end{data.end()};<text:span text:style-name="T7"> </text:span>start <text:span text:style-name="T36">!=</text:span> end; /*empty*/)</text:p>
      <text:p text:style-name="Code"><text:span text:style-name="T7"><text:s text:c="2"/></text:span>{</text:p>
      <text:p text:style-name="Code"><text:span text:style-name="T7"><text:s text:c="4"/></text:span>--end;</text:p>
      <text:p text:style-name="Code"><text:span text:style-name="T7"><text:s text:c="4"/></text:span>if (start != end)</text:p>
      <text:p text:style-name="Code"><text:span text:style-name="T7"><text:s text:c="4"/></text:span>{</text:p>
      <text:p text:style-name="Code"><text:span text:style-name="T7"><text:s text:c="6"/></text:span>std::iter_swap(start, end);</text:p>
      <text:p text:style-name="Code"><text:span text:style-name="T7"><text:s text:c="6"/></text:span>++start;</text:p>
      <text:p text:style-name="Code"><text:span text:style-name="T7"><text:s text:c="4"/></text:span>}</text:p>
      <text:p text:style-name="Code"><text:span text:style-name="T7"><text:s text:c="2"/></text:span>}</text:p>
      <text:p text:style-name="Code"/>
      <text:p text:style-name="Code"><text:span text:style-name="T7"><text:s text:c="2"/></text:span>std::<text:span text:style-name="T35">ranges::</text:span>copy(data, std::ostream_iterator&lt;int&gt;(std::cout, "\n"));</text:p>
      <text:p text:style-name="Code">}</text:p>
      <text:p text:style-name="Body_20_Text_20_Cont"><text:bookmark-end text:name="decre"/>The <text:span text:style-name="Code_20_Inline">start</text:span> iterator points to the beginning of the <text:span text:style-name="Code_20_Inline">data</text:span> vector, and <text:span text:style-name="Code_20_Inline">end</text:span> initially points to one past the end. If the vector is empty, the <text:span text:style-name="Code_20_Inline">for</text:span> loop terminates without executing the loop body. Then the loop body decrements <text:span text:style-name="Code_20_Inline">end</text:span> so that it points to an actual element of the vector. If the vector contains an even number of elements, the <text:span text:style-name="Code_20_Inline">if</text:span> condition is true, so <text:span text:style-name="Code_20_Inline">std::iter_swap</text:span> is called, and the program advances <text:span text:style-name="Code_20_Inline">start</text:span> one position.</text:p>
      <text:p text:style-name="Body_20_Text_20_Cont">Notice that the program is careful to compare <text:span text:style-name="Code_20_Inline">start</text:span> <text:span text:style-name="Code_20_Inline">!=</text:span> <text:span text:style-name="Code_20_Inline">end</text:span> after each increment <text:span text:style-name="T37">and again after each</text:span> decrement operation. If the program had only one comparison, it would be possible for <text:span text:style-name="Code_20_Inline">start</text:span> and <text:span text:style-name="Code_20_Inline">end</text:span> to pass each other. The loop condition would never be true, and the program would exhibit undefined behavior, so the sky would fall, the earth would swallow me, or worse.</text:p>
      <text:p text:style-name="Body_20_Text_20_Cont">Also note how the <text:span text:style-name="Code_20_Inline">for</text:span> loop has an empty postiteration part. The iteration logic appears in different places in the loop body, which is not the preferred way to write a loop but is necessary in this case.</text:p>
      <text:p text:style-name="Body_20_Text_20_Cont"><text:bookmark-start text:name="decre1"/>You can rewrite the loop, so the post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text:soft-page-break/>header<text:alphabetical-index-mark text:string-value="for loop header" text:key1="Decrement operator"/> makes the loop condition especially tricky to understand, as you can see in Listing 11-4.</text:p>
      <text:p text:style-name="Code_20_Caption"><text:span text:style-name="T5">Listing</text:span><text:span text:style-name="T4"> </text:span><text:span text:style-name="T5">11</text:span><text:span text:style-name="T4">-</text:span><text:span text:style-name="T5">4.</text:span> Rewriting the <text:span text:style-name="Code_20_Inline">for</text:span> Loop</text:p>
      <text:p text:style-name="Code">#include &lt;algorithm&gt;</text:p>
      <text:p text:style-name="Code">#include &lt;iostream&gt;</text:p>
      <text:p text:style-name="Code">#include &lt;iterator&gt;<text:change-start text:change-id="ct94533078316896"/></text:p>
      <text:p text:style-name="P21">#include &lt;ranges&gt;<text:change-end text:change-id="ct94533078316896"/></text:p>
      <text:p text:style-name="Code">#include &lt;vector&gt;</text:p>
      <text:p text:style-name="Code"/>
      <text:p text:style-name="Code">int main()</text:p>
      <text:p text:style-name="Code">{</text:p>
      <text:p text:style-name="P15"><text:span text:style-name="T7"><text:s text:c="2"/></text:span>std::vector&lt;int&gt; data{};</text:p>
      <text:p text:style-name="P15">
<text:span text:style-name="T7">
<text:s text:c="2"/>
</text:span>
<text:span text:style-name="T23">std::ranges::copy(std::</text:span>
<text:change-start text:change-id="ct94532901103616"/>
<text:span text:style-name="T26">ranges::</text:span>
<text:change-end text:change-id="ct94532901103616"/>
<text:span text:style-name="T23">istream_view&lt;int&gt;{std::cin},</text:span>
</text:p>
      <text:p text:style-name="P14"><text:s text:c="20"/>std::back_inserter(data));</text:p>
      <text:p text:style-name="P15"/>
      <text:p text:style-name="P15"><text:span text:style-name="T7"><text:s text:c="2"/></text:span>for (<text:span text:style-name="T24">auto</text:span> start{data.begin()}, end{data.end()};</text:p>
      <text:p text:style-name="P15"><text:span text:style-name="T7"><text:s text:c="7"/></text:span>start != end and start != --end;</text:p>
      <text:p text:style-name="P15"><text:span text:style-name="T7"><text:s text:c="7"/></text:span>++start)</text:p>
      <text:p text:style-name="P15"><text:span text:style-name="T7"><text:s text:c="2"/></text:span>{</text:p>
      <text:p text:style-name="P15"><text:span text:style-name="T7"><text:s text:c="6"/></text:span>std::iter_swap(start, end);</text:p>
      <text:p text:style-name="P15"><text:span text:style-name="T7"><text:s text:c="2"/></text:span>}</text:p>
      <text:p text:style-name="P15"/>
      <text:p text:style-name="P15"><text:span text:style-name="T7"><text:s text:c="2"/></text:span>std::<text:span text:style-name="T35">ranges::</text:span>copy(data, std::ostream_iterator&lt;int&gt;(std::cout, "\n"));</text:p>
      <text:p text:style-name="Code">}</text:p>
      <text:p text:style-name="Body_20_Text_20_Cont">To keep all the logic in the loop header, it was necessary to use a new operator: <text:span text:style-name="Code_20_Inline">and</text:span>. You will learn more about this operator in the next Exploration; meanwhile, just believe that it implements a logical <text:span text:style-name="Code_20_Inline">and</text:span><text:span text:style-name="T13"> </text:span>operation and keep reading.</text:p>
      <text:p text:style-name="Body_20_Text_20_Cont"><text:bookmark-end text:name="decre1"/>Most experienced C++ programmers will probably prefer Listing 11-4, whereas most beginners will probably prefer Listing 11-3. Hiding a decrement in the middle of a condition makes the code harder to read and understand. It’s too easy to overlook the decrement. As you gain experience with C++, however, you will become more comfortable with increments and decrements, and Listing 11-4 will start to grow on you.</text:p>
      <text:p text:style-name="Note_2f_Tip_2f_Caution"><text:soft-page-break/><text:span text:style-name="Dingbat_20_Symbol"><text:span text:style-name="T6"></text:span></text:span>Note<text:span text:style-name="T5"><text:tab/></text:span>I prefer Listing<text:span text:style-name="T3"> </text:span>11<text:span text:style-name="T3">-</text:span>3 over Listing<text:span text:style-name="T3"> </text:span>11<text:span text:style-name="T3">-</text:span>4. I<text:span text:style-name="T3"> </text:span>really don’t like to bury increment and decrement operators in the middle of a<text:span text:style-name="T3"> </text:span>complicated condition.</text:p>
      <text:p text:style-name="P9"><text:bookmark-start text:name="decre2"/>As you learn more C++, you will find other aspects of this program that lend themselves to improvement. I encourage you to revisit old programs and see how your new techniques can often simplify the programming task. I’ll do the same as I revisit examples throughout this book.</text:p>
      <text:p text:style-name="Body_20_Text_20_Cont">Listing 11-4 introduced the <text:span text:style-name="Code_20_Inline">and</text:span> operator. The next Exploration takes a closer look at this operator, as well as other logical operators and their use in conditions.</text:p>
      <text:p text:style-name="Text_20_body">
<text:bookmark-end text:name="decre2"/>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true" style:family="text"/>
    <style:style style:name="WW8Num4zfals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false" style:family="text"/>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2693in" svg:y="-2.0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11</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20</dc:title>
    <meta:initial-creator>BPR</meta:initial-creator>
    <meta:creation-date>2013-08-07T23:37:00</meta:creation-date>
    <dc:creator>Ray Lischner</dc:creator>
    <dc:date>2020-03-16T22:04:21.283468385</dc:date>
    <meta:print-date>2009-03-19T10:05:00</meta:print-date>
    <meta:editing-cycles>19</meta:editing-cycles>
    <meta:editing-duration>PT1H3M20S</meta:editing-duration>
    <meta:generator>LibreOffice/6.3.3.2.0$Linux_X86_64 LibreOffice_project/30$Build-2</meta:generator>
    <meta:document-statistic meta:table-count="0" meta:image-count="0" meta:object-count="0" meta:page-count="9" meta:paragraph-count="135" meta:word-count="1892" meta:character-count="12381" meta:non-whitespace-character-count="10466"/>
    <meta:user-defined meta:name="Chapter Number">11</meta:user-defined>
  </office:meta>
</office:document-meta>
</file>